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aad1" officeooo:paragraph-rsid="0010aad1"/>
    </style:style>
    <style:style style:name="P2" style:family="paragraph" style:parent-style-name="Standard">
      <style:text-properties officeooo:rsid="00172002" officeooo:paragraph-rsid="00172002"/>
    </style:style>
    <style:style style:name="P3" style:family="paragraph" style:parent-style-name="Text_20_body">
      <style:text-properties officeooo:rsid="000f3f94" officeooo:paragraph-rsid="000f3f94"/>
    </style:style>
    <style:style style:name="P4" style:family="paragraph" style:parent-style-name="Preformatted_20_Text">
      <style:paragraph-properties fo:margin-top="0in" fo:margin-bottom="0.1965in" loext:contextual-spacing="false"/>
    </style:style>
    <style:style style:name="P5" style:family="paragraph" style:parent-style-name="Text_20_body">
      <style:text-properties officeooo:rsid="001d8739" officeooo:paragraph-rsid="001d8739"/>
    </style:style>
    <style:style style:name="P6" style:family="paragraph" style:parent-style-name="Text_20_body">
      <style:text-properties officeooo:rsid="001f6419" officeooo:paragraph-rsid="001f6419"/>
    </style:style>
    <style:style style:name="P7" style:family="paragraph" style:parent-style-name="Text_20_body">
      <style:text-properties officeooo:rsid="001ffed8" officeooo:paragraph-rsid="001ffed8"/>
    </style:style>
    <style:style style:name="T1" style:family="text">
      <style:text-properties officeooo:rsid="00145377" fo:background-color="#fff200" loext:char-shading-value="0"/>
    </style:style>
    <style:style style:name="T2" style:family="text">
      <style:text-properties fo:font-weight="bold"/>
    </style:style>
    <style:style style:name="T3" style:family="text">
      <style:text-properties officeooo:rsid="001b8e2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c14f"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En vous inspirant du contenu du répertoire <text:span text:style-name="Emphasis">gps/</text:span>, répondre aux questions suivantes:</text:p>
      <text:p text:style-name="Text_20_body"><text:span text:style-name="Strong_20_Emphasis">Question 1</text:span>: Qu'est ce qu'un Makefile? À quoi sert make?</text:p>
      <text:p text:style-name="P3">Un make file <text:span text:style-name="T3">pertmet de compiler les fichiers dans les bons répertoires automatiquement. Ainsi la personne qui a téléchargé du code le compile pour sa machine et tout les fichiers seront dans la bonne arborescence. Un makefile peut aussi permettre de nettoyer l’installation en retirant tous les fichiers installés.</text:span></text:p>
      <text:p text:style-name="Text_20_body"><text:span text:style-name="Strong_20_Emphasis">Question 2</text:span>: Quel compilateur est utilisé ici?</text:p>
      <text:p text:style-name="P5">Le compilateur est GCC (dans le fichier <text:span text:style-name="T4">gps</text:span><text:span text:style-name="T5">/src/app/MakeFile par exemple</text:span><text:span text:style-name="T6">)</text:span></text:p>
      <text:p text:style-name="Text_20_body"><text:span text:style-name="Strong_20_Emphasis">Question 3</text:span>: Qu'est ce qu'une librairie partagée?</text:p>
      <text:p text:style-name="P6">Un fichier compilé que plusieurs applications peuvent partager. Cela permet de sauver de l’espace mémoire.</text:p>
      <text:p text:style-name="Text_20_body"><text:span text:style-name="Strong_20_Emphasis">Question 4</text:span>: Donnez un exemple de fichier C et la ligne de commande correspondante pour obtenir un binaire exécutable (un hello world par exemple).</text:p>
      <text:p text:style-name="Text_20_body">#include &lt;stdio.h&gt;</text:p>
      <text:p text:style-name="Text_20_body">int main()</text:p>
      <text:p text:style-name="Text_20_body">{</text:p>
      <text:p text:style-name="Text_20_body"><text:s text:c="3"/>printf("Hello, World!");</text:p>
      <text:p text:style-name="Text_20_body"><text:s text:c="3"/>return 0;</text:p>
      <text:p text:style-name="Text_20_body">}</text:p>
      <text:p text:style-name="P7">gcc hello.c -o hello # pour compiler</text:p>
      <text:p text:style-name="P7">./hello # pour lancer le code</text:p>
      <text:p text:style-name="Text_20_body"><text:span text:style-name="Strong_20_Emphasis">Question 5</text:span>: Donnez un exemple de fichier C et les lignes de commandes correspondantes pour obtenir une librairie partagée.</text:p>
      <text:p text:style-name="Standard"><text:a xlink:type="simple" xlink:href="https://www.cprogramming.com/tutorial/shared-libraries-linux-gcc.html" text:style-name="Internet_20_link" text:visited-style-name="Visited_20_Internet_20_Link">https://www.cprogramming.com/tutorial/shared-libraries-linux-gcc.html</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Question 1 : Que se passe-t-il au bout de quelques secondes? Qu’en déduisez vous?</text:p>
      <text:p text:style-name="P1">Le programme se termine par une ‘segmentation fault’</text:p>
      <text:p text:style-name="Standard"/>
      <text:p text:style-name="Standard"/>
      <text:p text:style-name="Standard">Question 2 : Quel signal a reçu le processus pour se terminer ainsi? Comment vérifiez vous le numéro du signal reçu?</text:p>
      <text:p text:style-name="Standard"/>
      <text:p text:style-name="Standard">Program terminated with signal SIGSEGV, Segmentation fault. <text:span text:style-name="T1">Le numéro du signal???</text:span></text:p>
      <text:p text:style-name="Standard"/>
      <text:p text:style-name="Standard">strlen_avx2 () at ../sysdeps/x86_64/multiarch/strlen-avx2.S:62</text:p>
      <text:p text:style-name="Standard">62</text:p>
      <text:p text:style-name="Standard"/>
      <text:p text:style-name="Standard"/>
      <text:p text:style-name="Standard">#0 <text:s/>__strlen_avx2 () at ../sysdeps/x86_64/multiarch/strlen-avx2.S:62</text:p>
      <text:p text:style-name="Standard">#1 <text:s/>0x00007fefb9d749d2 in _IO_puts (str=0x0) at ioputs.c:35</text:p>
      <text:p text:style-name="Standard">#2 <text:s/>0x00007fefba0e5aab in knot_to_kmh_str (not=5.51000023, size=6, </text:p>
      <text:p text:style-name="Standard"><text:s text:c="4"/>format=0x7fefba0e5f6f "%05.1f", kmh_str=0x7ffce5d4f172 "010.2") at nmea.c:23</text:p>
      <text:p text:style-name="Standard">#3 <text:s/>0x00007fefba0e5ef6 in nmea_vtg (vtg=0x7ffce5d4f1b0) at nmea.c:178</text:p>
      <text:p text:style-name="Standard">#4 <text:s/>0x000055db90d61c5c in write_vtg (fd=3) at gps.c:40</text:p>
      <text:p text:style-name="Standard">#5 <text:s/>0x000055db90d61ee1 in main () at gps.c:109</text:p>
      <text:p text:style-name="Standard"/>
      <text:p text:style-name="Standard"/>
      <text:p text:style-name="Standard">Question 3 : Grâce à GDB et au fichier core généré, analysez la source du problème du binaire gps. Quelle partie du code est</text:p>
      <text:p text:style-name="Standard">fausse? Pourquoi?</text:p>
      <text:p text:style-name="Standard"/>
      <text:p text:style-name="Standard"/>
      <text:p text:style-name="Standard"/>
      <text:p text:style-name="Standard"/>
      <text:p text:style-name="Standard"/>
      <text:p text:style-name="Standard"/>
      <text:p text:style-name="Standard"/>
      <text:p text:style-name="Standard">Starting program: /home/alexandre/Desktop/embsys/labs/sysprog/gps/bin/gps </text:p>
      <text:p text:style-name="Standard">/home/alexandre/Desktop/embsys/labs/sysprog/gps/bin/gps: error while loading shared libraries: libptmx.so: cannot open shared object file: No such file or directory</text:p>
      <text:p text:style-name="Standard">[Inferior 1 (process 3983) exited with code 0177]</text:p>
      <text:p text:style-name="Standard"/>
      <text:p text:style-name="Standard"/>
      <text:p text:style-name="Standard"/>
      <text:p text:style-name="Standard"/>
      <text:p text:style-name="Standard"/>
      <text:p text:style-name="Standard"/>
      <text:p text:style-name="Standard"/>
      <text:p text:style-name="Standard">Question 4 : Que se passe-t-il quand vous lancez GDB en mode interactif sur le binaire gps?</text:p>
      <text:p text:style-name="Standard"/>
      <text:p text:style-name="Standard"/>
      <text:p text:style-name="Standard"/>
      <text:p text:style-name="Standard"/>
      <text:p text:style-name="Standard">Question 5 : À quoi sert la commande ldd? Quelle information supplémentaire cela vous apporte-t-il?</text:p>
      <text:p text:style-name="Preformatted_20_Text"><text:soft-page-break/><text:s text:c="7"/><text:span text:style-name="T2">ldd </text:span>prints the shared objects (shared libraries) required by each</text:p>
      <text:p text:style-name="Preformatted_20_Text"><text:s text:c="7"/>program or shared object specified on the command line. <text:s/>An example</text:p>
      <text:p text:style-name="P4"><text:s text:c="7"/>of its use and output is the following:</text:p>
      <text:p text:style-name="Standard">ldd ./gps </text:p>
      <text:p text:style-name="Standard"><text:tab/>linux-vdso.so.1 (0x00007ffc97b9f000)</text:p>
      <text:p text:style-name="Standard"><text:tab/>libptmx.so =&gt; not found</text:p>
      <text:p text:style-name="Standard"><text:tab/>libnmea.so =&gt; not found</text:p>
      <text:p text:style-name="Standard"><text:tab/>libc.so.6 =&gt; /lib/x86_64-linux-gnu/libc.so.6 (0x00007f0456506000)</text:p>
      <text:p text:style-name="Standard"><text:tab/>/lib64/ld-linux-x86-64.so.2 (0x00007f0456afa000)</text:p>
      <text:p text:style-name="Standard"/>
      <text:p text:style-name="P2">Les librairies binaires ne sont pas trouvées par le programme.</text:p>
      <text:p text:style-name="Standard"/>
      <text:p text:style-name="Standard"/>
      <text:p text:style-name="Standard">Question 6 : Comment résoudre ce problème en tant qu’utilisateur? N’hésitez pas à regarder le fichier *labs/gps/run.sh*</text:p>
      <text:p text:style-name="Standard"/>
      <text:p text:style-name="Standard"/>
      <text:p text:style-name="Standard"/>
      <text:p text:style-name="Standard">Question 7 : Quelle est la différence entre les commandes s et n dans le prompt gdb suite à un breakpoint?</text:p>
      <text:p text:style-name="Standard"/>
      <text:p text:style-name="Standard"/>
      <text:p text:style-name="Standard">Question 8 : Dans quel contexte ce type d’outils peut être intéressant?</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6:35:59.187252540</meta:creation-date>
    <dc:date>2018-12-04T08:57:52.047924286</dc:date>
    <meta:editing-duration>PT1H52S</meta:editing-duration>
    <meta:editing-cycles>17</meta:editing-cycles>
    <meta:generator>LibreOffice/6.0.6.2$Linux_X86_64 LibreOffice_project/00m0$Build-2</meta:generator>
    <meta:document-statistic meta:table-count="0" meta:image-count="0" meta:object-count="0" meta:page-count="3" meta:paragraph-count="51" meta:word-count="474" meta:character-count="3411" meta:non-whitespace-character-count="2942"/>
  </office:meta>
</office:document-meta>
</file>